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A0000014EA362CE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1.2083in" draw:z-index="0"><draw:image xlink:href="Pictures/100000010000077A0000014EA362CE3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08:24:50.862463625</meta:creation-date>
    <dc:date>2025-12-10T08:25:39.904157338</dc:date>
    <meta:editing-duration>PT5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2.6.2$Linux_X86_64 LibreOffice_project/520$Build-2</meta:generator>
  </office:meta>
</office:document-meta>
</file>